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row">
      <style:table-row-properties style:min-row-height="0.2188in"/>
    </style:style>
    <style:style style:name="P1" style:family="paragraph" style:parent-style-name="Standard">
      <style:text-properties officeooo:rsid="0015ff71" officeooo:paragraph-rsid="0015ff71"/>
    </style:style>
    <style:style style:name="P2" style:family="paragraph" style:parent-style-name="Standard">
      <style:text-properties officeooo:paragraph-rsid="0017e6c2"/>
    </style:style>
    <style:style style:name="P3" style:family="paragraph" style:parent-style-name="Standard">
      <style:text-properties style:font-name="Liberation Serif" fo:font-size="12pt" officeooo:paragraph-rsid="0017e6c2" style:font-size-asian="10.5pt" style:font-size-complex="12pt"/>
    </style:style>
    <style:style style:name="P4" style:family="paragraph" style:parent-style-name="Standard">
      <style:text-properties style:font-name="Liberation Serif" fo:font-size="12pt" officeooo:rsid="0017e6c2" officeooo:paragraph-rsid="0017e6c2" style:font-size-asian="10.5pt" style:font-size-complex="12pt"/>
    </style:style>
    <style:style style:name="P5" style:family="paragraph" style:parent-style-name="Standard">
      <style:text-properties style:font-name="Liberation Serif" fo:font-size="12pt" fo:font-weight="bold" officeooo:rsid="0027ba9b" officeooo:paragraph-rsid="0027ba9b"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2f9374" officeooo:paragraph-rsid="002f9374" style:font-size-asian="10.5pt" style:font-weight-asian="bold" style:font-size-complex="12pt" style:font-weight-complex="bold"/>
    </style:style>
    <style:style style:name="P7" style:family="paragraph" style:parent-style-name="Standard">
      <style:text-properties style:font-name="Liberation Serif" fo:font-size="12pt" fo:font-weight="normal" officeooo:rsid="002f9374" officeooo:paragraph-rsid="002f9374" style:font-size-asian="10.5pt" style:font-weight-asian="normal" style:font-size-complex="12pt" style:font-weight-complex="normal"/>
    </style:style>
    <style:style style:name="P8" style:family="paragraph" style:parent-style-name="Standard">
      <style:text-properties style:font-name="Liberation Serif" fo:font-size="12pt" fo:font-weight="normal" officeooo:rsid="0030b1d9" officeooo:paragraph-rsid="0030b1d9" style:font-size-asian="10.5pt" style:font-weight-asian="normal" style:font-size-complex="12pt" style:font-weight-complex="normal"/>
    </style:style>
    <style:style style:name="P9" style:family="paragraph" style:parent-style-name="Standard">
      <style:text-properties style:font-name="Liberation Serif" fo:font-size="8pt" fo:font-weight="bold" officeooo:rsid="0027ba9b" officeooo:paragraph-rsid="0027ba9b" style:font-size-asian="7pt" style:font-weight-asian="bold" style:font-size-complex="8pt" style:font-weight-complex="bold"/>
    </style:style>
    <style:style style:name="P10" style:family="paragraph" style:parent-style-name="Standard">
      <style:text-properties fo:font-weight="normal" officeooo:rsid="0019be56" officeooo:paragraph-rsid="001b16c9" style:font-weight-asian="normal" style:font-weight-complex="normal"/>
    </style:style>
    <style:style style:name="P11" style:family="paragraph" style:parent-style-name="Standard">
      <style:text-properties fo:font-weight="normal" officeooo:rsid="001d271d" officeooo:paragraph-rsid="001fcea2" style:font-weight-asian="normal" style:font-weight-complex="normal"/>
    </style:style>
    <style:style style:name="P12" style:family="paragraph" style:parent-style-name="Standard">
      <style:text-properties fo:font-weight="normal" officeooo:rsid="001fcea2" officeooo:paragraph-rsid="00205835" style:font-weight-asian="normal" style:font-weight-complex="normal"/>
    </style:style>
    <style:style style:name="P13" style:family="paragraph" style:parent-style-name="Standard">
      <style:text-properties fo:font-weight="normal" officeooo:rsid="00205835" officeooo:paragraph-rsid="00205835" style:font-weight-asian="normal" style:font-weight-complex="normal"/>
    </style:style>
    <style:style style:name="P14" style:family="paragraph" style:parent-style-name="Standard">
      <style:text-properties fo:font-weight="normal" officeooo:rsid="002c60d4" officeooo:paragraph-rsid="002c60d4" style:font-weight-asian="normal" style:font-weight-complex="normal"/>
    </style:style>
    <style:style style:name="P15" style:family="paragraph" style:parent-style-name="Standard">
      <style:text-properties style:font-name="sans-serif" fo:font-size="8.25pt" officeooo:rsid="0017e6c2" officeooo:paragraph-rsid="0017e6c2"/>
    </style:style>
    <style:style style:name="P16" style:family="paragraph" style:parent-style-name="Standard">
      <style:text-properties officeooo:rsid="00205835" officeooo:paragraph-rsid="00205835"/>
    </style:style>
    <style:style style:name="P17" style:family="paragraph" style:parent-style-name="Standard">
      <style:text-properties fo:font-weight="bold" officeooo:rsid="00214403" officeooo:paragraph-rsid="00214403" style:font-weight-asian="bold" style:font-weight-complex="bold"/>
    </style:style>
    <style:style style:name="P18" style:family="paragraph" style:parent-style-name="Standard">
      <style:text-properties fo:font-weight="bold" officeooo:rsid="0027ba9b" officeooo:paragraph-rsid="0027ba9b" style:font-weight-asian="bold" style:font-weight-complex="bold"/>
    </style:style>
    <style:style style:name="P19" style:family="paragraph" style:parent-style-name="Standard">
      <style:text-properties fo:font-weight="bold" officeooo:rsid="002c60d4" officeooo:paragraph-rsid="002c60d4" style:font-weight-asian="bold" style:font-weight-complex="bold"/>
    </style:style>
    <style:style style:name="P20" style:family="paragraph" style:parent-style-name="Standard">
      <style:text-properties fo:font-weight="bold" officeooo:rsid="00352845" officeooo:paragraph-rsid="00352845" style:font-weight-asian="bold" style:font-weight-complex="bold"/>
    </style:style>
    <style:style style:name="P21" style:family="paragraph" style:parent-style-name="Standard">
      <style:text-properties fo:font-style="normal" fo:font-weight="normal" officeooo:rsid="00214403" officeooo:paragraph-rsid="00214403" style:font-style-asian="normal" style:font-weight-asian="normal" style:font-style-complex="normal" style:font-weight-complex="normal"/>
    </style:style>
    <style:style style:name="P22" style:family="paragraph" style:parent-style-name="Standard">
      <style:text-properties fo:font-style="normal" fo:font-weight="normal" officeooo:rsid="003a30fa" officeooo:paragraph-rsid="003a30fa" style:font-style-asian="normal" style:font-weight-asian="normal" style:font-style-complex="normal" style:font-weight-complex="normal"/>
    </style:style>
    <style:style style:name="P23" style:family="paragraph" style:parent-style-name="Standard">
      <style:text-properties fo:font-style="normal" fo:font-weight="bold" officeooo:rsid="00214403" officeooo:paragraph-rsid="00214403" style:font-style-asian="normal" style:font-weight-asian="bold" style:font-style-complex="normal" style:font-weight-complex="bold"/>
    </style:style>
    <style:style style:name="P24" style:family="paragraph" style:parent-style-name="Standard">
      <style:text-properties fo:font-style="normal" fo:font-weight="bold" officeooo:rsid="0022ea77" officeooo:paragraph-rsid="0022ea77" style:font-style-asian="normal" style:font-weight-asian="bold" style:font-style-complex="normal" style:font-weight-complex="bold"/>
    </style:style>
    <style:style style:name="P25" style:family="paragraph" style:parent-style-name="Standard">
      <style:text-properties fo:font-style="italic" fo:font-weight="bold" officeooo:rsid="00214403" officeooo:paragraph-rsid="00214403" style:font-style-asian="italic" style:font-weight-asian="bold" style:font-style-complex="italic" style:font-weight-complex="bold"/>
    </style:style>
    <style:style style:name="P26" style:family="paragraph" style:parent-style-name="Standard">
      <style:text-properties fo:font-size="9pt" fo:font-weight="bold" officeooo:rsid="00352845" officeooo:paragraph-rsid="00352845" style:font-size-asian="7.84999990463257pt" style:font-weight-asian="bold" style:font-size-complex="9pt" style:font-weight-complex="bold"/>
    </style:style>
    <style:style style:name="P27" style:family="paragraph" style:parent-style-name="Standard">
      <style:text-properties fo:font-size="14pt" fo:font-style="normal" fo:font-weight="bold" officeooo:rsid="0022ea77" officeooo:paragraph-rsid="0022ea77" style:font-size-asian="14pt" style:font-style-asian="normal" style:font-weight-asian="bold" style:font-size-complex="14pt" style:font-style-complex="normal" style:font-weight-complex="bold"/>
    </style:style>
    <style:style style:name="P28" style:family="paragraph" style:parent-style-name="Table_20_Contents">
      <style:paragraph-properties fo:text-align="center" style:justify-single-word="false"/>
      <style:text-properties fo:font-weight="bold" officeooo:rsid="00205835" officeooo:paragraph-rsid="00205835" style:font-weight-asian="bold" style:font-weight-complex="bold"/>
    </style:style>
    <style:style style:name="P29" style:family="paragraph" style:parent-style-name="Table_20_Contents">
      <style:text-properties officeooo:rsid="00205835" officeooo:paragraph-rsid="00205835"/>
    </style:style>
    <style:style style:name="P30" style:family="paragraph" style:parent-style-name="Standard" style:list-style-name="L1">
      <style:text-properties fo:font-weight="normal" officeooo:rsid="00214403" officeooo:paragraph-rsid="00214403" style:font-weight-asian="normal" style:font-weight-complex="normal"/>
    </style:style>
    <style:style style:name="P31" style:family="paragraph" style:parent-style-name="Standard">
      <style:text-properties fo:font-weight="normal" officeooo:rsid="001fcea2" officeooo:paragraph-rsid="00205835" style:font-weight-asian="normal" style:font-weight-complex="normal"/>
    </style:style>
    <style:style style:name="P32" style:family="paragraph" style:parent-style-name="Standard">
      <style:text-properties fo:font-weight="normal" officeooo:rsid="003cbd89" officeooo:paragraph-rsid="00205835" style:font-weight-asian="normal" style:font-weight-complex="normal"/>
    </style:style>
    <style:style style:name="P33" style:family="paragraph" style:parent-style-name="Standard">
      <style:text-properties fo:font-weight="normal" officeooo:rsid="003cbd89" officeooo:paragraph-rsid="003cbd89" style:font-weight-asian="normal" style:font-weight-complex="normal"/>
    </style:style>
    <style:style style:name="P34" style:family="paragraph" style:parent-style-name="Standard">
      <style:text-properties fo:font-weight="normal" officeooo:rsid="003e8fd5" officeooo:paragraph-rsid="003e8fd5" style:font-weight-asian="normal" style:font-weight-complex="normal"/>
    </style:style>
    <style:style style:name="P35" style:family="paragraph" style:parent-style-name="Standard" style:list-style-name="L7">
      <style:text-properties fo:font-weight="normal" officeooo:rsid="003e8fd5" officeooo:paragraph-rsid="003e8fd5" style:font-weight-asian="normal" style:font-weight-complex="normal"/>
    </style:style>
    <style:style style:name="P36" style:family="paragraph" style:parent-style-name="Standard" style:list-style-name="L1">
      <style:text-properties fo:font-style="normal" fo:font-weight="normal" officeooo:rsid="00214403" officeooo:paragraph-rsid="00214403" style:font-style-asian="normal" style:font-weight-asian="normal" style:font-style-complex="normal" style:font-weight-complex="normal"/>
    </style:style>
    <style:style style:name="P37" style:family="paragraph" style:parent-style-name="Standard" style:list-style-name="L2">
      <style:text-properties fo:font-style="normal" fo:font-weight="normal" officeooo:rsid="00214403" officeooo:paragraph-rsid="00214403" style:font-style-asian="normal" style:font-weight-asian="normal" style:font-style-complex="normal" style:font-weight-complex="normal"/>
    </style:style>
    <style:style style:name="P38" style:family="paragraph" style:parent-style-name="Standard" style:list-style-name="L3">
      <style:text-properties fo:font-style="normal" fo:font-weight="normal" officeooo:rsid="00214403" officeooo:paragraph-rsid="00214403" style:font-style-asian="normal" style:font-weight-asian="normal" style:font-style-complex="normal" style:font-weight-complex="normal"/>
    </style:style>
    <style:style style:name="P39" style:family="paragraph" style:parent-style-name="Standard" style:list-style-name="L3">
      <style:text-properties fo:font-style="normal" fo:font-weight="normal" officeooo:rsid="0022ea77" officeooo:paragraph-rsid="0022ea77" style:font-style-asian="normal" style:font-weight-asian="normal" style:font-style-complex="normal" style:font-weight-complex="normal"/>
    </style:style>
    <style:style style:name="P40" style:family="paragraph" style:parent-style-name="Standard" style:list-style-name="L4">
      <style:text-properties fo:font-style="normal" fo:font-weight="normal" officeooo:rsid="00243c0f" officeooo:paragraph-rsid="00243c0f" style:font-style-asian="normal" style:font-weight-asian="normal" style:font-style-complex="normal" style:font-weight-complex="normal"/>
    </style:style>
    <style:style style:name="P41" style:family="paragraph" style:parent-style-name="Standard" style:list-style-name="L4">
      <style:text-properties fo:font-style="normal" fo:font-weight="normal" officeooo:rsid="00260edc" officeooo:paragraph-rsid="00260edc" style:font-style-asian="normal" style:font-weight-asian="normal" style:font-style-complex="normal" style:font-weight-complex="normal"/>
    </style:style>
    <style:style style:name="P42" style:family="paragraph" style:parent-style-name="Standard" style:list-style-name="L4">
      <style:text-properties fo:font-style="normal" fo:font-weight="bold" officeooo:rsid="00260edc" officeooo:paragraph-rsid="00260edc" style:font-style-asian="normal" style:font-weight-asian="bold" style:font-style-complex="normal" style:font-weight-complex="bold"/>
    </style:style>
    <style:style style:name="P43" style:family="paragraph" style:parent-style-name="Standard" style:list-style-name="L6">
      <style:text-properties fo:font-style="normal" fo:font-weight="bold" officeooo:rsid="002dcd5d" officeooo:paragraph-rsid="002dcd5d" style:font-style-asian="normal" style:font-weight-asian="bold" style:font-style-complex="normal" style:font-weight-complex="bold"/>
    </style:style>
    <style:style style:name="P44" style:family="paragraph" style:parent-style-name="Standard" style:list-style-name="L4">
      <style:text-properties style:font-name="Liberation Serif" fo:font-style="normal" fo:font-weight="normal" officeooo:rsid="00260edc" officeooo:paragraph-rsid="00260edc" style:font-style-asian="normal" style:font-weight-asian="normal" style:font-style-complex="normal" style:font-weight-complex="normal"/>
    </style:style>
    <style:style style:name="P45" style:family="paragraph" style:parent-style-name="Standard" style:list-style-name="L4">
      <style:text-properties style:font-name="Liberation Serif" fo:font-style="normal" fo:font-weight="normal" officeooo:rsid="00352845" officeooo:paragraph-rsid="00352845" style:font-style-asian="normal" style:font-weight-asian="normal" style:font-style-complex="normal" style:font-weight-complex="normal"/>
    </style:style>
    <style:style style:name="P46" style:family="paragraph" style:parent-style-name="Standard" style:list-style-name="L4">
      <style:text-properties style:font-name="Liberation Serif" fo:font-style="normal" fo:font-weight="normal" officeooo:rsid="00352845" officeooo:paragraph-rsid="0036415e" style:font-style-asian="normal" style:font-weight-asian="normal" style:font-style-complex="normal" style:font-weight-complex="normal"/>
    </style:style>
    <style:style style:name="P47" style:family="paragraph" style:parent-style-name="Standard" style:list-style-name="L4">
      <style:text-properties style:font-name="Liberation Serif" fo:font-style="normal" fo:font-weight="normal" officeooo:rsid="0036415e" officeooo:paragraph-rsid="0036415e" style:font-style-asian="normal" style:font-weight-asian="normal" style:font-style-complex="normal" style:font-weight-complex="normal"/>
    </style:style>
    <style:style style:name="P48" style:family="paragraph" style:parent-style-name="Standard" style:list-style-name="L4">
      <style:text-properties style:font-name="Liberation Serif" fo:font-style="normal" fo:font-weight="normal" officeooo:rsid="003803cd" officeooo:paragraph-rsid="003803cd" style:font-style-asian="normal" style:font-weight-asian="normal" style:font-style-complex="normal" style:font-weight-complex="normal"/>
    </style:style>
    <style:style style:name="P49" style:family="paragraph" style:parent-style-name="Standard" style:list-style-name="L4">
      <style:text-properties style:font-name="Liberation Serif" fo:font-style="normal" fo:font-weight="bold" officeooo:rsid="0036415e" officeooo:paragraph-rsid="0036415e" style:font-style-asian="normal" style:font-weight-asian="bold" style:font-style-complex="normal" style:font-weight-complex="bold"/>
    </style:style>
    <style:style style:name="P50" style:family="paragraph" style:parent-style-name="Standard" style:list-style-name="L4">
      <style:text-properties style:font-name="Liberation Serif" fo:font-style="italic" fo:font-weight="bold" officeooo:rsid="00260edc" officeooo:paragraph-rsid="00260edc" style:font-style-asian="italic" style:font-weight-asian="bold" style:font-style-complex="italic" style:font-weight-complex="bold"/>
    </style:style>
    <style:style style:name="P51" style:family="paragraph" style:parent-style-name="Standard" style:list-style-name="L4">
      <style:text-properties style:font-name="Liberation Serif" fo:font-size="12pt" fo:font-style="normal" fo:font-weight="normal" officeooo:rsid="00396b1c" officeooo:paragraph-rsid="00396b1c" style:font-size-asian="10.5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style="normal" fo:font-weight="bold" officeooo:rsid="002dcd5d" officeooo:paragraph-rsid="002dcd5d" style:font-size-asian="10.5pt" style:font-style-asian="normal" style:font-weight-asian="bold" style:font-size-complex="12pt" style:font-style-complex="normal" style:font-weight-complex="bold"/>
    </style:style>
    <style:style style:name="P53" style:family="paragraph" style:parent-style-name="Standard" style:list-style-name="L5">
      <style:text-properties style:font-name="Liberation Serif" fo:font-size="12pt" fo:font-weight="normal" officeooo:rsid="0028744b" officeooo:paragraph-rsid="0028744b" style:font-size-asian="10.5pt" style:font-weight-asian="normal" style:font-size-complex="12pt" style:font-weight-complex="normal"/>
    </style:style>
    <style:style style:name="P54" style:family="paragraph" style:parent-style-name="Standard" style:list-style-name="L5">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55" style:family="paragraph" style:parent-style-name="Standard">
      <style:text-properties style:font-name="Liberation Serif" fo:font-size="12pt" fo:font-style="italic" fo:font-weight="normal" officeooo:rsid="002934d6" officeooo:paragraph-rsid="002934d6" style:font-size-asian="10.5pt" style:font-style-asian="italic" style:font-weight-asian="normal" style:font-size-complex="12pt" style:font-style-complex="italic" style:font-weight-complex="normal"/>
    </style:style>
    <style:style style:name="P56" style:family="paragraph" style:parent-style-name="Standard">
      <style:text-properties style:font-name="Liberation Serif" fo:font-size="12pt" officeooo:rsid="0017e6c2" officeooo:paragraph-rsid="0017e6c2" style:font-size-asian="10.5pt" style:font-size-complex="12pt"/>
    </style:style>
    <style:style style:name="P57" style:family="paragraph" style:parent-style-name="Standard">
      <style:text-properties style:font-name="Liberation Serif" fo:font-size="12pt" fo:font-weight="bold" officeooo:rsid="004055aa" officeooo:paragraph-rsid="004055aa" style:font-size-asian="10.5pt" style:font-weight-asian="bold" style:font-size-complex="12pt" style:font-weight-complex="bold"/>
    </style:style>
    <style:style style:name="P58" style:family="paragraph" style:parent-style-name="Standard" style:list-style-name="L5">
      <style:text-properties officeooo:paragraph-rsid="0028744b"/>
    </style:style>
    <style:style style:name="P59" style:family="paragraph" style:parent-style-name="Standard" style:list-style-name="L5">
      <style:text-properties fo:font-weight="bold" officeooo:rsid="002934d6" officeooo:paragraph-rsid="002934d6" style:font-weight-asian="bold" style:font-weight-complex="bold"/>
    </style:style>
    <style:style style:name="P60" style:family="paragraph" style:parent-style-name="Standard">
      <style:text-properties fo:font-weight="bold" officeooo:rsid="0015ff71" officeooo:paragraph-rsid="0015ff71" style:font-weight-asian="bold" style:font-weight-complex="bold"/>
    </style:style>
    <style:style style:name="P61" style:family="paragraph" style:parent-style-name="Standard">
      <style:text-properties fo:font-weight="bold" officeooo:rsid="003e8fd5" officeooo:paragraph-rsid="003e8fd5" style:font-weight-asian="bold" style:font-weight-complex="bold"/>
    </style:style>
    <style:style style:name="P62" style:family="paragraph" style:parent-style-name="Standard" style:list-style-name="L7">
      <style:text-properties fo:font-weight="bold" officeooo:rsid="003e8fd5" officeooo:paragraph-rsid="003e8fd5" style:font-weight-asian="bold" style:font-weight-complex="bold"/>
    </style:style>
    <style:style style:name="P63" style:family="paragraph" style:parent-style-name="Standard" style:list-style-name="L7">
      <style:text-properties fo:font-weight="bold" officeooo:rsid="003e8fd5" officeooo:paragraph-rsid="003ff8b3" style:font-weight-asian="bold" style:font-weight-complex="bold"/>
    </style:style>
    <style:style style:name="P64" style:family="paragraph" style:parent-style-name="Standard">
      <style:text-properties fo:font-weight="bold" officeooo:rsid="003e8fd5" officeooo:paragraph-rsid="003ff8b3" style:font-weight-asian="bold" style:font-weight-complex="bold"/>
    </style:style>
    <style:style style:name="P65" style:family="paragraph" style:parent-style-name="Standard" style:list-style-name="L7">
      <style:text-properties fo:font-weight="bold" officeooo:rsid="003ff8b3" officeooo:paragraph-rsid="003ff8b3" style:font-weight-asian="bold" style:font-weight-complex="bold"/>
    </style:style>
    <style:style style:name="P66" style:family="paragraph" style:parent-style-name="Standard" style:list-style-name="L8">
      <style:text-properties fo:font-weight="bold" officeooo:rsid="004519a8" officeooo:paragraph-rsid="004519a8" style:font-weight-asian="bold" style:font-weight-complex="bold"/>
    </style:style>
    <style:style style:name="T1" style:family="text">
      <style:text-properties officeooo:rsid="001786fa"/>
    </style:style>
    <style:style style:name="T2" style:family="text">
      <style:text-properties officeooo:rsid="0017e6c2"/>
    </style:style>
    <style:style style:name="T3" style:family="text">
      <style:text-properties style:font-name="sans-serif" fo:font-size="8.25pt"/>
    </style:style>
    <style:style style:name="T4" style:family="text">
      <style:text-properties style:font-name="sans-serif" fo:font-size="8.25pt" officeooo:rsid="0017e6c2"/>
    </style:style>
    <style:style style:name="T5" style:family="text">
      <style:text-properties officeooo:rsid="00181286"/>
    </style:style>
    <style:style style:name="T6" style:family="text">
      <style:text-properties style:font-name="Liberation Serif1" officeooo:rsid="00181286"/>
    </style:style>
    <style:style style:name="T7" style:family="text">
      <style:text-properties style:font-name="Liberation Serif1" fo:font-style="italic" style:font-style-asian="italic" style:font-style-complex="italic"/>
    </style:style>
    <style:style style:name="T8" style:family="text">
      <style:text-properties style:text-position="super 58%" officeooo:rsid="00181286"/>
    </style:style>
    <style:style style:name="T9" style:family="text">
      <style:text-properties style:text-position="super 58%" style:font-name="Liberation Serif" fo:font-size="12pt" fo:font-weight="normal" style:font-size-asian="10.5pt" style:font-weight-asian="normal" style:font-size-complex="12pt" style:font-weight-complex="normal"/>
    </style:style>
    <style:style style:name="T10" style:family="text">
      <style:text-properties style:text-position="0% 100%" officeooo:rsid="00181286"/>
    </style:style>
    <style:style style:name="T11" style:family="text">
      <style:text-properties fo:font-size="10pt"/>
    </style:style>
    <style:style style:name="T12" style:family="text">
      <style:text-properties fo:font-size="10pt" fo:font-weight="bold"/>
    </style:style>
    <style:style style:name="T13" style:family="text">
      <style:text-properties officeooo:rsid="001d7caa"/>
    </style:style>
    <style:style style:name="T14" style:family="text">
      <style:text-properties officeooo:rsid="00205835"/>
    </style:style>
    <style:style style:name="T15" style:family="text">
      <style:text-properties fo:font-weight="normal" style:font-weight-asian="normal" style:font-weight-complex="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3142f7"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243c0f"/>
    </style:style>
    <style:style style:name="T21" style:family="text">
      <style:text-properties style:font-name="Liberation Serif"/>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style="italic" officeooo:rsid="00334843" style:font-style-asian="italic" style:font-style-complex="italic"/>
    </style:style>
    <style:style style:name="T24" style:family="text">
      <style:text-properties style:font-name="Liberation Serif" fo:font-style="italic" fo:font-weight="normal" style:font-style-asian="italic" style:font-weight-asian="normal" style:font-style-complex="italic" style:font-weight-complex="normal"/>
    </style:style>
    <style:style style:name="T25" style:family="text">
      <style:text-properties style:font-name="Liberation Serif" officeooo:rsid="002708d7"/>
    </style:style>
    <style:style style:name="T26" style:family="text">
      <style:text-properties style:font-name="Liberation Serif" fo:font-size="12pt" fo:font-weight="normal" style:font-size-asian="10.5pt" style:font-weight-asian="normal" style:font-size-complex="12pt" style:font-weight-complex="normal"/>
    </style:style>
    <style:style style:name="T27" style:family="text">
      <style:text-properties style:font-name="Liberation Serif" fo:font-size="12pt" fo:font-weight="normal" officeooo:rsid="0028744b" style:font-size-asian="10.5pt" style:font-weight-asian="normal" style:font-size-complex="12pt" style:font-weight-complex="normal"/>
    </style:style>
    <style:style style:name="T28" style:family="text">
      <style:text-properties style:font-name="Liberation Serif" fo:font-size="12pt" fo:font-weight="bold" officeooo:rsid="0028744b" style:font-size-asian="10.5pt" style:font-weight-asian="bold" style:font-size-complex="12pt" style:font-weight-complex="bold"/>
    </style:style>
    <style:style style:name="T29" style:family="text">
      <style:text-properties style:font-name="Liberation Serif" fo:font-size="12pt" style:font-size-asian="10.5pt" style:font-size-complex="12pt"/>
    </style:style>
    <style:style style:name="T30" style:family="text">
      <style:text-properties style:font-name="Liberation Serif" fo:font-size="12pt" officeooo:rsid="0028744b" style:font-size-asian="10.5pt" style:font-size-complex="12pt"/>
    </style:style>
    <style:style style:name="T31" style:family="text">
      <style:text-properties style:font-name="Liberation Serif" fo:font-size="12pt" fo:font-style="italic" style:font-size-asian="10.5pt" style:font-style-asian="italic" style:font-size-complex="12pt" style:font-style-complex="italic"/>
    </style:style>
    <style:style style:name="T32" style:family="text">
      <style:text-properties officeooo:rsid="0027ba9b"/>
    </style:style>
    <style:style style:name="T33" style:family="text">
      <style:text-properties officeooo:rsid="002b25f9"/>
    </style:style>
    <style:style style:name="T34" style:family="text">
      <style:text-properties officeooo:rsid="002fd00f"/>
    </style:style>
    <style:style style:name="T35" style:family="text">
      <style:text-properties officeooo:rsid="003142f7"/>
    </style:style>
    <style:style style:name="T36" style:family="text">
      <style:text-properties officeooo:rsid="0031fee6"/>
    </style:style>
    <style:style style:name="T37" style:family="text">
      <style:text-properties officeooo:rsid="0036415e"/>
    </style:style>
    <style:style style:name="T38" style:family="text">
      <style:text-properties officeooo:rsid="003af498"/>
    </style:style>
    <style:style style:name="T39" style:family="text">
      <style:text-properties officeooo:rsid="003cfcab"/>
    </style:style>
    <style:style style:name="T40" style:family="text">
      <style:text-properties style:font-name="Liberation Serif1"/>
    </style:style>
    <style:style style:name="T41" style:family="text">
      <style:text-properties style:font-name="Liberation Serif1" fo:font-weight="normal" style:font-weight-asian="normal" style:font-weight-complex="normal"/>
    </style:style>
    <style:style style:name="T42" style:family="text">
      <style:text-properties style:font-name="Liberation Serif1" fo:font-weight="normal" officeooo:rsid="003ff8b3" style:font-weight-asian="normal" style:font-weight-complex="normal"/>
    </style:style>
    <style:style style:name="T43" style:family="text">
      <style:text-properties style:font-name="Liberation Serif1" fo:font-weight="normal" officeooo:rsid="0046a701" style:font-weight-asian="normal" style:font-weight-complex="normal"/>
    </style:style>
    <style:style style:name="T44" style:family="text">
      <style:text-properties style:font-name="Liberation Serif1" officeooo:rsid="003ff8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eneral Introduction</text:p>
      <text:p text:style-name="P14">During severe burns, cells are damaged (release ITM into area and blood), stem cell (e.g. hair follicle) areas can be entirely destroyed (bad for regrowth). <text:s/>So there is increased inflammation, bacteria, <text:s/></text:p>
      <text:p text:style-name="P10"/>
      <text:p text:style-name="P10"/>
      <text:p text:style-name="P10"/>
      <text:p text:style-name="P10"/>
      <text:p text:style-name="P10"/>
      <text:p text:style-name="P10">It is likely we will need to create a model that is spatio-temporal, as the position and distribution of the damage in a wound dramatically effects the dynamics of the inflammatory response. <text:s/>Non-healing, or chronic, wounds result from one or more phases of the natural, or acute, wound healing process. <text:s/>These overlapping phases involve an inflammatory response and associated cellular migration, proliferation, matrix deposition, and tissue remodelling. <text:s/></text:p>
      <text:p text:style-name="P10"/>
      <text:p text:style-name="P10"/>
      <text:p text:style-name="P18">Alkaline Phospatase and it’s role in the Immune System <text:span text:style-name="T33">(from previous IAS paper)</text:span></text:p>
      <text:p text:style-name="P18"/>
      <text:p text:style-name="P11">Alkaline Phospatase (AP) can detoxify bacterial lipopolysaccharides <text:span text:style-name="T14">(endotoxins) </text:span>by removing the two phosphate groups found on LPS carbohydrates (Bates et al., 2007). <text:s/>It may function as an adaptive mechanism to help the host manage the potential toxic effects of gram-negative bacteria. <text:s/>It also dephosphylates extracellular nucleotides, such as ATP. <text:s/>These nucleotides have a different effect/<text:span text:style-name="T13">role</text:span> once they are outside of the cell, <text:span text:style-name="T13">e.g. signaling molecules, modulation of vascular tone, electrolyte transport, mast cell degranulation, cell death, and synaptic transmission (Brake and Julius, 1996). <text:s/>Clearly effects such as cell death are part of the ischemic insult that results from severe burns, contributing to the damage of blood vessel tissues, reducing blood supply to the area. <text:s/>But, we should pay attention to whether some roles (signaling) of the ECN should not be eradicated.</text:span></text:p>
      <text:p text:style-name="P11"/>
      <text:p text:style-name="P12">AP’s other key role is the maintenance and restoration of physiological barriers. <text:s/><text:span text:style-name="T32">During an ischemic shock (and inflammation triggering insult) this barriers tend to become hyper-permeable and/or dysfunctional. <text:s/>Humans have four distinct AP isozymes: tissue-nonspecific</text:span></text:p>
      <text:p text:style-name="P12">AP (liver/bone/kidney type AP)</text:p>
      <text:p text:style-name="P12"/>
      <text:p text:style-name="P33">This paper models systemic insult (massive amount of ITMs) from multiple sources and therefore the “tissue” represents the entire body. <text:s/>It is compartmentalised into: liver, blood stream, and tissue. <text:s/>For severe burns, and the minimisation of scarring, <text:span text:style-name="T39">we most likely need to introduce a cell agent based model that is coupled to the HIIS model. <text:s/>There are several interlinked phases of burn wound healing, each phase of the process is dependent on the preceding spatio-temporal action of the IS. <text:s/>E.g. the ECM cannot be remodelled until there has been sufficient angiogenesis. <text:s/></text:span></text:p>
      <text:p text:style-name="P12"/>
      <text:p text:style-name="P12"/>
      <text:p text:style-name="P32"/>
      <text:p text:style-name="P13">Possible: suggests ATP and H202 may establish a pro-inflammatory permissive environment to potentiate the recruitment of immune cells into the inflamed tissue. <text:s/>Some evidence that atp enhances response to attractant by generating a signal amplification loop (Weavers et al, 2016). </text:p>
      <text:p text:style-name="P10"/>
      <text:p text:style-name="P10"/>
      <text:p text:style-name="P10"/>
      <text:p text:style-name="P10"/>
      <text:p text:style-name="P10"><text:span text:style-name="T11">Deep (third degree) </text:span><text:span text:style-name="T12">burns</text:span><text:span text:style-name="T11"> are so serious largely because they destroy the many hair follicles and sweat glands that invaginate deep into the dermis and serve as efficient sources of epithelial regrowth after more superficial injury.</text:span> </text:p>
      <text:p text:style-name="P1"/>
      <text:p text:style-name="P1"><text:soft-page-break/></text:p>
      <text:p text:style-name="P20">Wound Repair and Regeneration </text:p>
      <text:p text:style-name="P26">Eming, Sabine A et al. “Wound repair and regeneration: mechanisms, signaling, and translation.” <text:span text:style-name="T16">Science translational medicine</text:span> vol. 6,265 (2014): 265sr6. doi:10.1126/scitranslmed.3009337</text:p>
      <text:p text:style-name="P1"/>
      <table:table table:name="Table1" table:style-name="Table1">
        <table:table-column table:style-name="Table1.A"/>
        <table:table-column table:style-name="Table1.B"/>
        <table:table-row>
          <table:table-cell table:style-name="Table1.A1" office:value-type="string">
            <text:p text:style-name="P28">Hypertrophic Scar</text:p>
          </table:table-cell>
          <table:table-cell table:style-name="Table1.B1" office:value-type="string">
            <text:p text:style-name="P28">Keloid Scar</text:p>
          </table:table-cell>
        </table:table-row>
        <table:table-row>
          <table:table-cell table:style-name="Table1.A2" office:value-type="string">
            <text:p text:style-name="P29">Rapid Growth</text:p>
          </table:table-cell>
          <table:table-cell table:style-name="Table1.B2" office:value-type="string">
            <text:p text:style-name="P29">Constant Growth</text:p>
          </table:table-cell>
        </table:table-row>
        <table:table-row>
          <table:table-cell table:style-name="Table1.A2" office:value-type="string">
            <text:p text:style-name="P29">Generally regress &lt;6 months</text:p>
          </table:table-cell>
          <table:table-cell table:style-name="Table1.B2" office:value-type="string">
            <text:p text:style-name="P29">No spontaneous regression </text:p>
          </table:table-cell>
        </table:table-row>
        <table:table-row>
          <table:table-cell table:style-name="Table1.A2" office:value-type="string">
            <text:p text:style-name="P29">A SMA myofibroblasts</text:p>
          </table:table-cell>
          <table:table-cell table:style-name="Table1.B2" office:value-type="string">
            <text:p text:style-name="P29">Extend beyond margins of tissue damage</text:p>
          </table:table-cell>
        </table:table-row>
        <table:table-row>
          <table:table-cell table:style-name="Table1.A2" office:value-type="string">
            <text:p text:style-name="P29">Collagen fibers parallel to skin surface</text:p>
          </table:table-cell>
          <table:table-cell table:style-name="Table1.B2" office:value-type="string">
            <text:p text:style-name="P29">Genetic predisposition <text:span text:style-name="T34">(younger &amp; darker skin)</text:span></text:p>
          </table:table-cell>
        </table:table-row>
        <table:table-row table:style-name="Table1.6">
          <table:table-cell table:style-name="Table1.A2" office:value-type="string">
            <text:p text:style-name="P29">Vertically orientated blood vessels</text:p>
          </table:table-cell>
          <table:table-cell table:style-name="Table1.B2" office:value-type="string">
            <text:p text:style-name="P29">Thick, haphazardly orientated collagen bundles</text:p>
          </table:table-cell>
        </table:table-row>
      </table:table>
      <text:p text:style-name="P1"/>
      <text:p text:style-name="P16">Wound healing after skin injury involves extensive communication between the different cellular constituents of the diverse compartments of the skin and its extracellular matrix (ECM). (Emig et al, 2014). <text:s/></text:p>
      <text:p text:style-name="P16"/>
      <text:p text:style-name="P17">Chronic Wounds (<text:span text:style-name="T19">Barrier defects that have not proceded through orderly and timely reparation to regain structural and functional integrity)</text:span></text:p>
      <text:list xml:id="list2975494193" text:style-name="L1">
        <text:list-item>
          <text:p text:style-name="P30">Show hyperproliferative and nonmigratory epidermis</text:p>
        </text:list-item>
        <text:list-item>
          <text:p text:style-name="P30">Unresolved inflammation</text:p>
        </text:list-item>
        <text:list-item>
          <text:p text:style-name="P30">Presence of infection</text:p>
        </text:list-item>
        <text:list-item>
          <text:p text:style-name="P30">Biofilm formation (<text:span text:style-name="T17">Perpetuates the inflammatory phase of wound healing)</text:span></text:p>
        </text:list-item>
        <text:list-item>
          <text:p text:style-name="P36">Increase in inflammatory cells (<text:span text:style-name="T17">neutrophilis and macrophages)</text:span> but not all are properly functioning</text:p>
        </text:list-item>
        <text:list-item>
          <text:p text:style-name="P36">Uncontrolled proteases (<text:span text:style-name="T17">e.g. Amylase. Enzymes that break down proteins and peptides) </text:span>that interfere with essential repair mechanisms</text:p>
        </text:list-item>
        <text:list-item>
          <text:p text:style-name="P36">Some fibroblasts becomes senescent (<text:span text:style-name="T17">biologically ageing)</text:span></text:p>
        </text:list-item>
        <text:list-item>
          <text:p text:style-name="P36">Reduction of angiogenesis (<text:span text:style-name="T17">formation of new blood vessels from pre-existing ones)</text:span></text:p>
        </text:list-item>
        <text:list-item>
          <text:p text:style-name="P36">Reduction in stem cell recruitment and activation</text:p>
        </text:list-item>
        <text:list-item>
          <text:p text:style-name="P36">Reduction in ECM remodeling</text:p>
        </text:list-item>
      </text:list>
      <text:p text:style-name="P21"/>
      <text:p text:style-name="P23">Inflammatory Response to Wounds <text:span text:style-name="T15">(</text:span><text:span text:style-name="T19">Natural acute wound healing procedes through several largely overlapping phases that involve: </text:span></text:p>
      <text:list xml:id="list964113449" text:style-name="L2">
        <text:list-item>
          <text:p text:style-name="P37">Inflammatory response</text:p>
        </text:list-item>
        <text:list-item>
          <text:p text:style-name="P37">Cellular Migration</text:p>
        </text:list-item>
        <text:list-item>
          <text:p text:style-name="P37">Cellular Proliferation</text:p>
        </text:list-item>
        <text:list-item>
          <text:p text:style-name="P37">Matrix deposition</text:p>
        </text:list-item>
        <text:list-item>
          <text:p text:style-name="P37">Tissue remodeling </text:p>
        </text:list-item>
      </text:list>
      <text:p text:style-name="P25">Interruption or deregulation of one or more phases may lead to non-healing/chronic wounds.</text:p>
      <text:p text:style-name="P25"/>
      <text:p text:style-name="P22">Inflammation helps to fight infection, clear debris and induce the proliferation phase (fibroblasts entering, then angiogenesis), but may lead to tissue damage if it lasts too long. <text:s/>This is often the case when: unable to clear debris, excessive detritus, devitalised tissue, or microbial biofilm is present. <text:s/></text:p>
      <text:p text:style-name="P25"/>
      <text:p text:style-name="P23">Injury: </text:p>
      <text:list xml:id="list3425245017" text:style-name="L3">
        <text:list-item>
          <text:p text:style-name="P38">Leads to immediate activation of the clotting cascade which:</text:p>
        </text:list-item>
        <text:list-item>
          <text:p text:style-name="P38">through the assembly of a fibrin clot</text:p>
        </text:list-item>
        <text:list-item>
          <text:p text:style-name="P38">Assures hemostasis</text:p>
        </text:list-item>
        <text:list-item>
          <text:p text:style-name="P38"><text:soft-page-break/>Provides the matrix architecture to initiate the invasion and recruitment of inflammatory and other cells</text:p>
        </text:list-item>
        <text:list-item>
          <text:p text:style-name="P39">Platelets trapped in the clot also release growth factors and chemokines into the local wound environment <text:span text:style-name="T17">(Clinical use of platelet-rich plasma to promote healing)</text:span></text:p>
        </text:list-item>
        <text:list-item>
          <text:p text:style-name="P39">early inflammatory <text:span text:style-name="T20">response mobilises local and systemic defense responses to the site</text:span></text:p>
        </text:list-item>
      </text:list>
      <text:p text:style-name="P24"/>
      <text:p text:style-name="P27">Recent investigation of chronic wound tissue and fluid indicate a continual competition between inflam and anti-inflam signals leading to a misbalanced environment for proper wound healing to occur. <text:s/>(Eming et <text:span text:style-name="T20">al, 2</text:span>010; Beidler et al, 2009)</text:p>
      <text:p text:style-name="P24"/>
      <text:list xml:id="list4166933988" text:style-name="L4">
        <text:list-item>
          <text:p text:style-name="P40">Increased proinflammatory cellular infiltragtes composed largely of neutrophils and macrophages contribute to delayed healing</text:p>
        </text:list-item>
        <text:list-item>
          <text:p text:style-name="P40">Deregulation of key proinflam cytokines (<text:span text:style-name="T17">IL-1</text:span><text:span text:style-name="T7">β</text:span><text:span text:style-name="T22"> TNF</text:span><text:span text:style-name="T7">α</text:span><text:span text:style-name="T22">)</text:span><text:span text:style-name="T21"> prolong the inflam phase</text:span></text:p>
        </text:list-item>
        <text:list-item>
          <text:p text:style-name="P40"><text:span text:style-name="T21">These cytokines increase in chronic wounds, due to them causing elevated metalloproteinases that degrade the local ECM and thus impair cell migration (</text:span><text:span text:style-name="T22">Tarnuzzer and Schultz, 1996)</text:span></text:p>
        </text:list-item>
        <text:list-item>
          <text:p text:style-name="P44">Continued presence of a high bacterial load in wounds result in <text:s/>a sustained influx of pro-inflammatory cells and increased imflammation </text:p>
        </text:list-item>
        <text:list-item>
          <text:p text:style-name="P50">The epidermis up-regulating and secreting antimicrobia peoptides early in response to barrier damage and exposure to microbes</text:p>
        </text:list-item>
        <text:list-item>
          <text:p text:style-name="P41"><text:span text:style-name="T21">Recruitment of bone marrow and endothelial progenitors to the site of injury coordinated by specific chemokines </text:span><text:span text:style-name="T22">(Stem cell modulation is being explored for potential therapy but in burns the hair follicle, sebaceous gland and basal layer of the epidermis may be damaged / </text:span><text:span text:style-name="T23">destroyed</text:span><text:span text:style-name="T22">)</text:span></text:p>
        </text:list-item>
        <text:list-item>
          <text:p text:style-name="P42"><text:span text:style-name="T25">A</text:span><text:span text:style-name="T21">ngiogenesis</text:span><text:span text:style-name="T22"> (</text:span><text:span text:style-name="T24">sprouting of capillaries from existing blood vessels) </text:span><text:span text:style-name="T21">and vasculogenesis</text:span><text:span text:style-name="T22"> </text:span><text:span text:style-name="T24">(mobilization of bone marrow–derived endothelial progenitors)</text:span><text:span text:style-name="T22"> </text:span><text:span text:style-name="T21">contribute to new blood vessel formation during tissue repair </text:span></text:p>
        </text:list-item>
        <text:list-item>
          <text:p text:style-name="P45">Inadequate local angiogenesis would lead to increased ischemic insult?</text:p>
        </text:list-item>
        <text:list-item>
          <text:p text:style-name="P45">Reduced angiogenesis leads to elevated cell death</text:p>
        </text:list-item>
        <text:list-item>
          <text:p text:style-name="P51">Macrophages are stimulated by low oxygen content to induce angiogenesis</text:p>
        </text:list-item>
        <text:list-item>
          <text:p text:style-name="P45">endothelial cell damage may lead to slower capillary growth</text:p>
        </text:list-item>
        <text:list-item>
          <text:p text:style-name="P46">members of the vascular endothelial growth factor <text:span text:style-name="T37">(VEGF)</text:span> family are proangiogenic factors</text:p>
        </text:list-item>
        <text:list-item>
          <text:p text:style-name="P49">Modulating the balance between pro and antiangiogenic molecules?</text:p>
        </text:list-item>
        <text:list-item>
          <text:p text:style-name="P47">Cellular senescence: oxidative stress may drive uncontrolled fibroblast proliferation and keloid formation. <text:s/>Senescent fibroblasts and keratinocytes secrete MMPs 2,3,9, maspin (antifibrotics)</text:p>
        </text:list-item>
        <text:list-item>
          <text:p text:style-name="P48">If epithelisation is slow, scarring is likely. <text:s/></text:p>
        </text:list-item>
      </text:list>
      <text:p text:style-name="P1"/>
      <text:p text:style-name="P1">Inhibition of Alkaline Phosphatase by L-Phenylalanine <text:span text:style-name="T1">(Fernley and Walker, 1970)</text:span></text:p>
      <text:p text:style-name="P1"/>
      <text:p text:style-name="P61">Computational Systems Mechanobiology of Wound Healing</text:p>
      <text:p text:style-name="P34">Tepole 2016</text:p>
      <text:p text:style-name="P34"/>
      <text:list xml:id="list2796976001" text:style-name="L7">
        <text:list-item>
          <text:p text:style-name="P35">Wound Healing process relies on co-ordinated action of cells and spatiotemporal profile of cytokines</text:p>
        </text:list-item>
        <text:list-item>
          <text:p text:style-name="P35">Production and diffusion of chemical signals (PDGF and TBF-<text:span text:style-name="T40">β</text:span><text:span text:style-name="T21">) attract macrophages and fibroblasts</text:span></text:p>
        </text:list-item>
        <text:list-item>
          <text:p text:style-name="P62"><text:span text:style-name="T21">Macrophages maintain production of TBF- </text:span><text:span text:style-name="T40">β and release other factors: </text:span></text:p>
          <text:list>
            <text:list-item>
              <text:p text:style-name="P62"><text:span text:style-name="T40">TGF-α </text:span><text:span text:style-name="T41">is a chemoattractant for</text:span><text:span text:style-name="T40"> keratinocytes</text:span><text:span text:style-name="T41"> (</text:span><text:span text:style-name="T40">part of the reepithelisation process; epidermal keratinocytes CAN CONTRIBUTE TO DE NOVO HAIR FOLLICLE FORMATION during large wound healing)</text:span></text:p>
            </text:list-item>
            <text:list-item>
              <text:p text:style-name="P63"><text:soft-page-break/><text:span text:style-name="T40">Fibroblast </text:span><text:span text:style-name="T44">growth factors </text:span><text:span text:style-name="T42">(1,2,4 <text:s/>regulates endothelial cells during angiogenesis)</text:span></text:p>
              <text:list>
                <text:list-item>
                  <text:p text:style-name="P65"><text:span text:style-name="T44">F</text:span><text:span text:style-name="T40">ibroblasts </text:span><text:span text:style-name="T41">(deposit and remodel the new ECM; also release FGF; assemble ECM by acute tissue contraction and fiber realignment)</text:span></text:p>
                </text:list-item>
              </text:list>
            </text:list-item>
            <text:list-item>
              <text:p text:style-name="P63"><text:span text:style-name="T44">VEGF </text:span><text:span text:style-name="T42">(regulates endothelial cells during angiogenesis)</text:span></text:p>
            </text:list-item>
          </text:list>
        </text:list-item>
      </text:list>
      <text:p text:style-name="P64"><text:span text:style-name="T42"/></text:p>
      <text:list xml:id="list1439300148" text:style-name="L8">
        <text:list-item>
          <text:p text:style-name="P66"><text:span text:style-name="T44">H</text:span><text:span text:style-name="T40">emostasis: </text:span><text:span text:style-name="T41">Platelets from the circulatory system get depoisited in the clot, degranulate and release chemotactic signals such as TBF-β and PDGF. <text:s/></text:span></text:p>
        </text:list-item>
        <text:list-item>
          <text:p text:style-name="P66"><text:span text:style-name="T40">Inflammation: </text:span><text:span text:style-name="T41">(approx 2 days after injury): </text:span><text:span text:style-name="T43">Neutrophils are prevalent in the wound, they produce antimicrobial substances and phagocyte bacteria. <text:s/></text:span></text:p>
        </text:list-item>
      </text:list>
      <text:p text:style-name="P64"><text:span text:style-name="T42"/></text:p>
      <text:p text:style-name="P60"/>
      <text:p text:style-name="P2"><text:span text:style-name="T2"><text:s/>(</text:span><text:a xlink:type="simple" xlink:href="http://dx.doi.org/10.1016/j.cub.2016.06.012" text:style-name="Internet_20_link" text:visited-style-name="Visited_20_Internet_20_Link"><text:span text:style-name="T3">http://dx.doi.org/10.1016/j.cub.2016.06.012</text:span></text:a><text:span text:style-name="T4">) Systems Analysis of the Dynamic InflammatoryResponse to Tissue Damage Reveals SpatiotemporalProperties of the Wound Attractant Gradient</text:span></text:p>
      <text:p text:style-name="P15"/>
      <text:p text:style-name="P15"/>
      <text:p text:style-name="P3">-<text:span text:style-name="T5">Wound signal is released from the wound edge for 30 minutes and diffuses at 200 </text:span><text:span text:style-name="T6">μ</text:span><text:span text:style-name="T5">m</text:span><text:span text:style-name="T8">2</text:span><text:span text:style-name="T10">/min</text:span></text:p>
      <text:p text:style-name="P4">-Failure in normal wound repair can be used as an early prognostic marker of a non-healing wound, perhaps after fluorescent activated cell (FACS) sorting of immune cells</text:p>
      <text:p text:style-name="P4">-?<text:span text:style-name="T38">extensive injury to skin also promotes the early trafficking of a unique subclass of leukocytes (circulating fibrocytes) to the injured region?</text:span></text:p>
      <text:p text:style-name="P4"/>
      <text:p text:style-name="P4"/>
      <text:p text:style-name="P57">We can use the innate model as a system effect depending on blood flow, so that processes such as angiogenesis allow for further anti inflammatory action</text:p>
      <text:p text:style-name="P4"/>
      <text:p text:style-name="P4"/>
      <text:p text:style-name="P4"/>
      <text:p text:style-name="P6">Burn Surgery</text:p>
      <text:p text:style-name="P4"/>
      <text:p text:style-name="P4"/>
      <text:p text:style-name="P6">Scar Formation</text:p>
      <text:p text:style-name="P7"/>
      <text:p text:style-name="P8">Cells like macrophages release soluble factors that stimulate fibroblasts to lay down connective tissue, including collagen and glycosaminoglycans. <text:s/>Fibrosis is the formation of excess fibrous tissue in a tissue during reparation (“normal” healing is replacement of same kind of cell). <text:s/>It’s function is to hold the tissue together, it has four stages: Angiogenesis, migration and proliferation of fibroblasts, deposition of ECM, remodeling of ECM. <text:s/>Before the process be<text:span text:style-name="T35">gin</text:span>s EPC (<text:span text:style-name="T18">endothelial precursor cells, </text:span>found in bone marrow and vessels<text:span text:style-name="T35">) must be present, </text:span></text:p>
      <text:p text:style-name="P7">Body forms collagen fibers <text:span text:style-name="T36">(parallel instead of “basket-weave” as per) </text:span>during wound repair. <text:s/>Collagen helps to </text:p>
      <text:p text:style-name="P4"/>
      <text:p text:style-name="P4"/>
      <text:p text:style-name="P4"/>
      <text:p text:style-name="P4">The present model predicts that the amount of final contraction is larger if the migration velocity of the leukocytes is larger and hence it is important that the immune system functions well to prevent contractures.</text:p>
      <text:p text:style-name="P4"/>
      <text:p text:style-name="P4"/>
      <text:p text:style-name="P4"/>
      <text:p text:style-name="P5">Social Impact on Inflammatory Markers</text:p>
      <text:p text:style-name="P9">Castagné, Raphaële et al. “A life course approach to explore the biological embedding of socioeconomic position and social mobility through circulating inflammatory markers.” Scientific reports vol. 6 25170. 27 Apr. 2016, doi:10.1038/srep25170</text:p>
      <text:p text:style-name="P9"/>
      <text:list xml:id="list2636621201" text:style-name="L5">
        <text:list-item>
          <text:p text:style-name="P53"><text:soft-page-break/>Stress hormones alter biological mechanisms including inflammatory and immune responses.</text:p>
        </text:list-item>
        <text:list-item>
          <text:p text:style-name="P53">Lower education andor income is associated with a greater burden of inflammation. </text:p>
        </text:list-item>
        <text:list-item>
          <text:p text:style-name="P58"><text:span text:style-name="T27">Many studies use C-Reactive protein (CRP) as a general proxy to characterise inflammatory status (others used interleukin 6 IL6, or fibrinogen, or tumour necrosis factor α (TNF-α)). </text:span><text:span text:style-name="T28">However, this is limited.</text:span></text:p>
        </text:list-item>
        <text:list-item>
          <text:p text:style-name="P59"><text:span text:style-name="T30">T</text:span><text:span text:style-name="T29">his paper instead used, a “</text:span><text:span text:style-name="T31">wide range of cytokines, chemokines and proliferation factors.</text:span></text:p>
        </text:list-item>
        <text:list-item>
          <text:p text:style-name="P54">Groups found with high inflammation: manual work father, upward social mobility (compared to remained socially advantaged)</text:p>
        </text:list-item>
      </text:list>
      <text:p text:style-name="P55"/>
      <text:p text:style-name="P55"/>
      <text:p text:style-name="P55"/>
      <text:p text:style-name="P55"/>
      <text:p text:style-name="P55"/>
      <text:p text:style-name="P55"/>
      <text:p text:style-name="P55"/>
      <text:p text:style-name="P55"/>
      <text:p text:style-name="P55"/>
      <text:p text:style-name="P52">Questions</text:p>
      <text:list xml:id="list4002595545" text:style-name="L6">
        <text:list-item>
          <text:p text:style-name="P43"><text:span text:style-name="T29"><text:s/></text:span><text:span text:style-name="T26">“Additional Phase III clinical trials are currently on the way to confirm the beneficial effects of AP previously reported in CABG and valve surgery.” - What was the result of the 3</text:span><text:span text:style-name="T9">rd</text:span><text:span text:style-name="T26"> phase clinical trials ? </text:span></text:p>
        </text:list-item>
      </text:list>
      <text:p text:style-name="P55"/>
      <text:p text:style-name="P55"/>
      <text:p text:style-name="P55"/>
      <text:p text:style-name="P52">References</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15:43.185830645</meta:creation-date>
    <dc:date>2019-04-24T14:01:44.625850474</dc:date>
    <meta:editing-duration>P5DT11H19M28S</meta:editing-duration>
    <meta:editing-cycles>22</meta:editing-cycles>
    <meta:generator>LibreOffice/6.0.7.3$Linux_X86_64 LibreOffice_project/00m0$Build-3</meta:generator>
    <meta:document-statistic meta:table-count="1" meta:image-count="0" meta:object-count="0" meta:page-count="5" meta:paragraph-count="99" meta:word-count="1682" meta:character-count="11617" meta:non-whitespace-character-count="10030"/>
  </office:meta>
</office:document-meta>
</file>